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de017" officeooo:paragraph-rsid="001de017"/>
    </style:style>
    <style:style style:name="P2" style:family="paragraph" style:parent-style-name="Standard">
      <style:text-properties fo:font-size="20pt" officeooo:rsid="001de017" officeooo:paragraph-rsid="001de017" style:font-size-asian="17.5pt" style:font-size-complex="20pt"/>
    </style:style>
    <style:style style:name="P3" style:family="paragraph" style:parent-style-name="Standard">
      <style:text-properties fo:font-size="20pt" officeooo:rsid="001f03ab" officeooo:paragraph-rsid="001f03ab" style:font-size-asian="17.5pt" style:font-size-complex="20pt"/>
    </style:style>
    <style:style style:name="P4" style:family="paragraph" style:parent-style-name="Standard">
      <style:text-properties fo:font-size="20pt" officeooo:rsid="001f2bb8" officeooo:paragraph-rsid="001f2bb8" style:font-size-asian="17.5pt" style:font-size-complex="20pt"/>
    </style:style>
    <style:style style:name="P5" style:family="paragraph" style:parent-style-name="Standard">
      <style:text-properties fo:font-size="20pt" officeooo:rsid="0020d3a8" officeooo:paragraph-rsid="0020d3a8" style:font-size-asian="17.5pt" style:font-size-complex="20pt"/>
    </style:style>
    <style:style style:name="P6" style:family="paragraph" style:parent-style-name="Standard">
      <style:text-properties fo:font-size="20pt" officeooo:rsid="0020ed4d" officeooo:paragraph-rsid="0020ed4d" style:font-size-asian="17.5pt" style:font-size-complex="20pt"/>
    </style:style>
    <style:style style:name="P7" style:family="paragraph" style:parent-style-name="Standard">
      <style:text-properties fo:font-size="20pt" officeooo:rsid="002110b0" officeooo:paragraph-rsid="002110b0" style:font-size-asian="17.5pt" style:font-size-complex="20pt"/>
    </style:style>
    <style:style style:name="P8" style:family="paragraph" style:parent-style-name="Standard">
      <style:text-properties fo:font-size="20pt" officeooo:rsid="00221614" officeooo:paragraph-rsid="00221614" style:font-size-asian="17.5pt" style:font-size-complex="20pt"/>
    </style:style>
    <style:style style:name="P9" style:family="paragraph" style:parent-style-name="Standard">
      <style:text-properties fo:color="#ffffff" style:font-name="Droid Sans Mono" fo:font-size="13.5pt" fo:font-weight="normal" officeooo:rsid="002110b0" officeooo:paragraph-rsid="002110b0" fo:background-color="#193549" style:font-size-asian="17.5pt" style:font-size-complex="20pt"/>
    </style:style>
    <style:style style:name="P10" style:family="paragraph" style:parent-style-name="Standard">
      <style:text-properties fo:color="#82aaff" style:font-name="Droid Sans Mono" fo:font-size="13.5pt" fo:font-weight="normal" officeooo:rsid="001f2bb8" officeooo:paragraph-rsid="001f2bb8" fo:background-color="#193549" style:font-size-asian="17.5pt" style:font-size-complex="20pt"/>
    </style:style>
    <style:style style:name="T1" style:family="text">
      <style:text-properties fo:color="#c792ea"/>
    </style:style>
    <style:style style:name="T2" style:family="text">
      <style:text-properties officeooo:rsid="001f2bb8"/>
    </style:style>
    <style:style style:name="T3" style:family="text">
      <style:text-properties officeooo:rsid="0020ed4d"/>
    </style:style>
    <style:style style:name="T4" style:family="text">
      <style:text-properties fo:color="#82aaff"/>
    </style:style>
    <style:style style:name="T5" style:family="text">
      <style:text-properties officeooo:rsid="00221fd3"/>
    </style:style>
    <style:style style:name="T6" style:family="text">
      <style:text-properties officeooo:rsid="002290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DidMount()</text:p>
      <text:p text:style-name="P2">যখন render() কল হবে তার পর একবার ই এই মেথড কল হবে।</text:p>
      <text:p text:style-name="P2">ইন্টারনেট থেকে ডাটা পেতে এই মেথড ব্যবহার হয়</text:p>
      <text:p text:style-name="P1">ComponentDidUpdata(<text:span text:style-name="T6">prevProps, prevState, snapshot</text:span>)</text:p>
      <text:p text:style-name="P2">যখন state আপডেট হবে তখন কল হবে</text:p>
      <text:p text:style-name="P3">ComponentWillUn<text:span text:style-name="T2">m</text:span>ount()</text:p>
      <text:p text:style-name="P3">যখন <text:span text:style-name="T2">component টাকে remove হবে। তখন এই মেথড কল হবে।</text:span></text:p>
      <text:p text:style-name="P4">০১. একটা state এর সাথে subscribe করা আছে সেই subscribtion টাকে remove করা </text:p>
      <text:p text:style-name="P4">০২. window এর সাথে কোন eventListener আছে সেটাকে remove করা </text:p>
      <text:p text:style-name="P10"/>
      <text:p text:style-name="P5">getDerivedStateFromProps(props, state)</text:p>
      <text:p text:style-name="P5">০১. যখন কোন component mount হবে তখন এবং যখন কোন component update হবে তখন। উভয় ক্ষেত্রে <text:span text:style-name="T3">।</text:span></text:p>
      <text:p text:style-name="P6">render() কল হওয়ার পূর্বে </text:p>
      <text:p text:style-name="P7">shuldComponentUpdate(nextProps, nextState)</text:p>
      <text:p text:style-name="P7">এটা দ্বারা আমরা বলে দিতে পারি আমাদের component আপডেট হবে কি না ।</text:p>
      <text:p text:style-name="P9"><text:span text:style-name="T1"/></text:p>
      <text:p text:style-name="P8">getSnapshotBeforeUpdate(<text:span text:style-name="T5">prevProps, prevState</text:span>)</text:p>
      <text:p text:style-name="P8">component আপডেট হওয়ার পূর্বে shapshot রেখে দেয়</text:p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1:16:21.450779082</meta:creation-date>
    <meta:generator>LibreOffice/6.4.6.2$Linux_X86_64 LibreOffice_project/40$Build-2</meta:generator>
    <dc:date>2020-12-25T12:11:03.507237401</dc:date>
    <meta:editing-duration>PT54M38S</meta:editing-duration>
    <meta:editing-cycles>9</meta:editing-cycles>
    <meta:document-statistic meta:table-count="0" meta:image-count="0" meta:object-count="0" meta:page-count="1" meta:paragraph-count="16" meta:word-count="112" meta:character-count="659" meta:non-whitespace-character-count="560"/>
  </office:meta>
</office:document-meta>
</file>